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151e9" officeooo:paragraph-rsid="000151e9"/>
    </style:style>
    <style:style style:name="P3" style:family="paragraph" style:parent-style-name="Standard">
      <style:text-properties officeooo:rsid="00017b43" officeooo:paragraph-rsid="00017b43"/>
    </style:style>
    <style:style style:name="T1" style:family="text">
      <style:text-properties officeooo:rsid="000151e9"/>
    </style:style>
    <style:style style:name="T2" style:family="text">
      <style:text-properties officeooo:rsid="00017b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slag <text:span text:style-name="T1">Tweede</text:span> Stagebezoek - <text:span text:style-name="T1">04</text:span>/0<text:span text:style-name="T1">2</text:span>/2025</text:p>
      <text:p text:style-name="Standard"/>
      <text:p text:style-name="Standard">Tijdens het <text:span text:style-name="T1">tweede</text:span> stagebezoek <text:span text:style-name="T1">heb ik een overzicht gegeven van de effectieve stageopdracht en mijn planning voor de stage-weken overlopen. Hierna heb ik een demo gegeven van mijn werk tot nu toe en alle gemaakte documentatie.</text:span></text:p>
      <text:p text:style-name="Standard"/>
      <text:p text:style-name="P2">Hierna hebben we de feasability van het project besproken, in mijn stageblog had ik enkele tijdelijke struikelblokken aangegeven, <text:span text:style-name="T2">Jan stelde de terechte vraag of dit niet het halen van het einddoel van de stage in het gedring ging brengen. Ik had enkele stretch goals aangegeven, maar het leveren van een end-to-end afgewerkt product is belangrijker, voordat ik deze zou bekijken zou ik zeker zijn dat mijn applicatie 100% werkend is, en overdraagbaar is.</text:span></text:p>
      <text:p text:style-name="Standard"/>
      <text:p text:style-name="P3">We hebben hierna de komende datums besproken, we hebben op 21 februari het volgende stagebezoek, en op 14 maart de stagedemo, beiden in Tienen op het kantoor.</text:p>
      <text:p text:style-name="P3">Jan had voorgesteld om een online dry run te doen van mijn presentatie op de 12de, dit moet nog ingepland worden maar is een zeer goed voorstel.</text:p>
      <text:p text:style-name="P3"/>
      <text:p text:style-name="P3">Iedereen betrokken is tevreden met de vooruitgang van de stage en kijken uit naar de toekomstige progress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3T18:49:03.533588792</meta:creation-date>
    <dc:date>2025-02-06T19:16:30.791074116</dc:date>
    <meta:editing-duration>PT9M50S</meta:editing-duration>
    <meta:editing-cycles>2</meta:editing-cycles>
    <meta:generator>LibreOffice/24.8.2.1$Linux_X86_64 LibreOffice_project/480$Build-1</meta:generator>
    <meta:document-statistic meta:table-count="0" meta:image-count="0" meta:object-count="0" meta:page-count="1" meta:paragraph-count="6" meta:word-count="185" meta:character-count="1130" meta:non-whitespace-character-count="951"/>
  </office:meta>
</office:document-meta>
</file>